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light" svg:font-family="'Segoe UI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0618in" fo:margin-left="-0.6833in" table:align="left"/>
    </style:style>
    <style:style style:name="Table1.A" style:family="table-column">
      <style:table-column-properties style:column-width="1.684in"/>
    </style:style>
    <style:style style:name="Table1.B" style:family="table-column">
      <style:table-column-properties style:column-width="2.066in"/>
    </style:style>
    <style:style style:name="Table1.C" style:family="table-column">
      <style:table-column-properties style:column-width="2.2486in"/>
    </style:style>
    <style:style style:name="Table1.D" style:family="table-column">
      <style:table-column-properties style:column-width="2.063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Segoe UI Semilight" fo:font-size="9pt" officeooo:rsid="0019fe8e" officeooo:paragraph-rsid="0019fe8e" style:font-size-asian="9pt" style:font-size-complex="9pt"/>
    </style:style>
    <style:style style:name="P2" style:family="paragraph" style:parent-style-name="Footer">
      <style:paragraph-properties fo:text-align="end" style:justify-single-word="false"/>
      <style:text-properties style:font-name="Segoe UI Semilight" fo:font-size="9pt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style:font-name="Segoe UI Semilight" officeooo:rsid="0019fe8e" officeooo:paragraph-rsid="0019fe8e"/>
    </style:style>
    <style:style style:name="P4" style:family="paragraph" style:parent-style-name="Table_20_Contents">
      <style:text-properties style:font-name="Segoe UI Semilight" fo:font-size="12pt" style:font-size-asian="12pt" style:font-size-complex="12pt"/>
    </style:style>
    <style:style style:name="P5" style:family="paragraph" style:parent-style-name="Table_20_Contents">
      <style:text-properties style:font-name="Segoe UI Semilight" fo:font-size="12pt" officeooo:rsid="00282c50" officeooo:paragraph-rsid="0028c4bf" style:font-size-asian="12pt" style:font-size-complex="12pt"/>
    </style:style>
    <style:style style:name="P6" style:family="paragraph" style:parent-style-name="Table_20_Contents">
      <style:text-properties style:font-name="Segoe UI Semilight" fo:font-size="12pt" officeooo:rsid="0022ea48" officeooo:paragraph-rsid="0028c4bf" style:font-size-asian="12pt" style:font-size-complex="12pt"/>
    </style:style>
    <style:style style:name="P7" style:family="paragraph" style:parent-style-name="Table_20_Contents">
      <style:text-properties style:font-name="Segoe UI Semilight" fo:font-size="12pt" officeooo:paragraph-rsid="0028c4bf" style:font-size-asian="12pt" style:font-size-complex="12pt"/>
    </style:style>
    <style:style style:name="P8" style:family="paragraph" style:parent-style-name="Table_20_Contents">
      <style:text-properties style:font-name="Segoe UI Semilight" fo:font-size="12pt" officeooo:rsid="002a3dbb" officeooo:paragraph-rsid="002a3dbb" style:font-size-asian="12pt" style:font-size-complex="12pt"/>
    </style:style>
    <style:style style:name="P9" style:family="paragraph" style:parent-style-name="Table_20_Contents">
      <style:text-properties style:font-name="Segoe UI Semilight" fo:font-size="14pt" fo:font-weight="bold" officeooo:rsid="002d8189" officeooo:paragraph-rsid="002d8189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Segoe UI Semilight" fo:font-size="10pt" style:font-size-asian="10pt" style:font-size-complex="10pt"/>
    </style:style>
    <style:style style:name="P11" style:family="paragraph" style:parent-style-name="Table_20_Contents">
      <style:text-properties style:font-name="Segoe UI Semilight" fo:font-size="10pt" officeooo:paragraph-rsid="002c36ed" style:font-size-asian="10pt" style:font-size-complex="10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egoe UI Semilight" fo:font-size="12pt" fo:letter-spacing="normal" fo:font-style="normal" fo:font-weight="normal" officeooo:rsid="00163594" officeooo:paragraph-rsid="00189a48" style:font-size-asian="12pt" style:font-size-complex="12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egoe UI Semilight" fo:font-size="10pt" fo:letter-spacing="normal" fo:font-style="normal" fo:font-weight="normal" officeooo:paragraph-rsid="0028c4bf" style:font-size-asian="10pt" style:font-size-complex="10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egoe UI Semilight" fo:font-size="10pt" fo:letter-spacing="normal" fo:font-style="normal" fo:font-weight="normal" officeooo:rsid="0022ea48" officeooo:paragraph-rsid="0028c4bf" style:font-size-asian="10pt" style:font-size-complex="10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egoe UI Semilight" fo:font-size="10pt" fo:letter-spacing="normal" fo:font-style="normal" fo:font-weight="normal" officeooo:rsid="00282c50" officeooo:paragraph-rsid="0028c4bf" style:font-size-asian="10pt" style:font-size-complex="10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Segoe UI Semilight" fo:font-size="12pt" officeooo:paragraph-rsid="00189a48" style:font-size-asian="12pt" style:font-size-complex="12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Segoe UI Semilight" officeooo:paragraph-rsid="00189a48"/>
    </style:style>
    <style:style style:name="P18" style:family="paragraph" style:parent-style-name="Text_20_body">
      <style:text-properties style:font-name="Segoe UI Semilight" officeooo:paragraph-rsid="00189a48"/>
    </style:style>
    <style:style style:name="P19" style:family="paragraph" style:parent-style-name="Text_20_body">
      <style:text-properties style:font-name="Segoe UI Semilight" officeooo:rsid="001bbe48" officeooo:paragraph-rsid="001bbe48"/>
    </style:style>
    <style:style style:name="P20" style:family="paragraph" style:parent-style-name="Title">
      <style:text-properties style:font-name="Segoe UI Semilight" officeooo:rsid="001bbe48" officeooo:paragraph-rsid="001bbe48"/>
    </style:style>
    <style:style style:name="P21" style:family="paragraph" style:parent-style-name="Text_20_body">
      <style:paragraph-properties fo:margin-top="0in" fo:margin-bottom="0in" style:contextual-spacing="false" fo:orphans="2" fo:widows="2" fo:padding="0in" fo:border="none"/>
      <style:text-properties fo:font-variant="normal" fo:text-transform="none" fo:color="#000000" loext:opacity="100%" style:font-name="Segoe UI Semilight" fo:font-size="12pt" fo:letter-spacing="normal" fo:font-style="normal" fo:font-weight="normal" officeooo:rsid="0028c4bf" officeooo:paragraph-rsid="0028c4bf" style:font-size-asian="12pt" style:font-size-complex="12pt"/>
    </style:style>
    <style:style style:name="P22" style:family="paragraph" style:parent-style-name="Text_20_body">
      <style:paragraph-properties fo:margin-top="0in" fo:margin-bottom="0in" style:contextual-spacing="false" fo:orphans="2" fo:widows="2" fo:padding="0in" fo:border="none"/>
      <style:text-properties fo:font-variant="normal" fo:text-transform="none" fo:color="#000000" loext:opacity="100%" style:font-name="Segoe UI Semilight" fo:font-size="12pt" fo:letter-spacing="normal" fo:font-style="normal" fo:font-weight="normal" officeooo:rsid="002a3dbb" officeooo:paragraph-rsid="002a3dbb" style:font-size-asian="12pt" style:font-size-complex="12pt"/>
    </style:style>
    <style:style style:name="P23" style:family="paragraph" style:parent-style-name="Text_20_body">
      <style:paragraph-properties fo:margin-top="0in" fo:margin-bottom="0in" style:contextual-spacing="false" fo:orphans="2" fo:widows="2" fo:padding="0in" fo:border="none"/>
      <style:text-properties fo:font-variant="normal" fo:text-transform="none" fo:color="#000000" loext:opacity="100%" style:font-name="Segoe UI Semilight" fo:font-size="12pt" fo:letter-spacing="normal" fo:font-style="normal" fo:font-weight="normal" officeooo:rsid="00163594" officeooo:paragraph-rsid="00189a48" style:font-size-asian="12pt" style:font-size-complex="12pt"/>
    </style:style>
    <style:style style:name="P24" style:family="paragraph" style:parent-style-name="Heading_20_1">
      <style:paragraph-properties fo:break-before="page"/>
      <style:text-properties style:font-name="Segoe UI Semilight"/>
    </style:style>
    <style:style style:name="P25" style:family="paragraph" style:parent-style-name="Text_20_body" style:list-style-name="L1">
      <style:paragraph-properties fo:margin-top="0in" fo:margin-bottom="0in" style:contextual-spacing="false" fo:orphans="2" fo:widows="2" fo:padding="0in" fo:border="none"/>
      <style:text-properties fo:font-variant="normal" fo:text-transform="none" fo:color="#000000" loext:opacity="100%" style:font-name="Segoe UI Semilight" fo:font-size="12pt" fo:letter-spacing="normal" fo:font-style="normal" fo:font-weight="normal" officeooo:rsid="0028c4bf" officeooo:paragraph-rsid="0028c4bf" style:font-size-asian="12pt" style:font-size-complex="12pt"/>
    </style:style>
    <style:style style:name="P26" style:family="paragraph" style:parent-style-name="Text_20_body" style:list-style-name="L2">
      <style:paragraph-properties fo:margin-top="0in" fo:margin-bottom="0in" style:contextual-spacing="false" fo:orphans="2" fo:widows="2" fo:padding="0in" fo:border="none"/>
      <style:text-properties fo:font-variant="normal" fo:text-transform="none" fo:color="#000000" loext:opacity="100%" style:font-name="Segoe UI Semilight" fo:font-size="12pt" fo:letter-spacing="normal" fo:font-style="normal" fo:font-weight="normal" officeooo:rsid="0028c4bf" officeooo:paragraph-rsid="0028c4bf" style:font-size-asian="12pt" style:font-size-complex="12pt"/>
    </style:style>
    <style:style style:name="P27" style:family="paragraph" style:parent-style-name="Text_20_body" style:list-style-name="L3">
      <style:paragraph-properties fo:margin-top="0in" fo:margin-bottom="0in" style:contextual-spacing="false" fo:orphans="2" fo:widows="2" fo:padding="0in" fo:border="none"/>
      <style:text-properties fo:font-variant="normal" fo:text-transform="none" fo:color="#000000" loext:opacity="100%" style:font-name="Segoe UI Semilight" fo:font-size="12pt" fo:letter-spacing="normal" fo:font-style="normal" fo:font-weight="normal" officeooo:rsid="002a3dbb" officeooo:paragraph-rsid="002a3dbb" style:font-size-asian="12pt" style:font-size-complex="12pt"/>
    </style:style>
    <style:style style:name="P28" style:family="paragraph" style:parent-style-name="Text_20_body" style:list-style-name="L4">
      <style:paragraph-properties fo:margin-top="0in" fo:margin-bottom="0in" style:contextual-spacing="false" fo:orphans="2" fo:widows="2" fo:padding="0in" fo:border="none"/>
      <style:text-properties fo:font-variant="normal" fo:text-transform="none" fo:color="#000000" loext:opacity="100%" style:font-name="Segoe UI Semilight" fo:font-size="12pt" fo:letter-spacing="normal" fo:font-style="normal" fo:font-weight="normal" officeooo:rsid="00163594" officeooo:paragraph-rsid="00189a48" style:font-size-asian="12pt" style:font-size-complex="12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egoe UI Semilight" fo:font-size="12pt" fo:letter-spacing="normal" fo:font-style="normal" fo:font-weight="normal" officeooo:rsid="00163594" officeooo:paragraph-rsid="00189a48" style:font-size-asian="12pt" style:font-size-complex="12pt"/>
    </style:style>
    <style:style style:name="T1" style:family="text">
      <style:text-properties officeooo:rsid="0019fe8e"/>
    </style:style>
    <style:style style:name="T2" style:family="text">
      <style:text-properties officeooo:rsid="00163594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63594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fo:font-size="12pt" fo:letter-spacing="normal" fo:font-style="normal" fo:font-weight="normal" officeooo:rsid="00163594" style:font-size-asian="12pt" style:font-size-complex="12pt"/>
    </style:style>
    <style:style style:name="T7" style:family="text">
      <style:text-properties officeooo:rsid="00282c50"/>
    </style:style>
    <style:style style:name="T8" style:family="text">
      <style:text-properties officeooo:rsid="00240e29"/>
    </style:style>
    <style:style style:name="T9" style:family="text">
      <style:text-properties officeooo:rsid="002c36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/>
      <text:p text:style-name="P20">IMAT3423 – System Building Methods</text:p>
      <text:p text:style-name="P20">Assignment</text:p>
      <text:p text:style-name="P19"/>
      <text:p text:style-name="P19"/>
      <text:p text:style-name="P19"/>
      <text:h text:style-name="P24" text:outline-level="1">Introduction</text:h>
      <text:p text:style-name="P18">(Make this brief and explain to the reader of the paper what the objective of the paper is) <text:span text:style-name="T2">(~200words)</text:span></text:p>
      <text:p text:style-name="P12"/>
      <text:h text:style-name="P24" text:outline-level="1">Case study </text:h>
      <text:p text:style-name="P12">(~500words)</text:p>
      <text:p text:style-name="P12"/>
      <text:h text:style-name="P24" text:outline-level="1">Framework of criteria</text:h>
      <text:p text:style-name="P17"><text:span text:style-name="T5">(Before summarising your criteria, justify your criteria selection to the reader of the paper) </text:span><text:span text:style-name="T6">(~800words)</text:span></text:p>
      <text:p text:style-name="P12"/>
      <text:p text:style-name="P21">People Related Aspects</text:p>
      <text:list xml:id="list3078825831" text:style-name="L1">
        <text:list-item>
          <text:p text:style-name="P25">Size of development team</text:p>
        </text:list-item>
        <text:list-item>
          <text:p text:style-name="P25">Existing team? New team?</text:p>
        </text:list-item>
        <text:list-item>
          <text:p text:style-name="P25">Experienced people?</text:p>
        </text:list-item>
        <text:list-item>
          <text:p text:style-name="P25">What skills are available?</text:p>
        </text:list-item>
        <text:list-item>
          <text:p text:style-name="P25">Users willing to be involved?</text:p>
        </text:list-item>
        <text:list-item>
          <text:p text:style-name="P25">Users know what they need from the system?</text:p>
        </text:list-item>
        <text:list-item>
          <text:p text:style-name="P25">Users share the same perspectives?</text:p>
        </text:list-item>
        <text:list-item>
          <text:p text:style-name="P25">Users agree?</text:p>
        </text:list-item>
        <text:list-item>
          <text:p text:style-name="P25">Senior level support for project?</text:p>
        </text:list-item>
      </text:list>
      <text:p text:style-name="P21">Task Related Aspects</text:p>
      <text:list xml:id="list1514640354" text:style-name="L2">
        <text:list-item>
          <text:p text:style-name="P26">Complexity of task</text:p>
        </text:list-item>
        <text:list-item>
          <text:p text:style-name="P26">Familiar task? New task?</text:p>
        </text:list-item>
        <text:list-item>
          <text:p text:style-name="P26">Timescale known?</text:p>
        </text:list-item>
        <text:list-item>
          <text:p text:style-name="P26">Timescale very tight?</text:p>
        </text:list-item>
        <text:list-item>
          <text:p text:style-name="P26">Large number of requirements?</text:p>
        </text:list-item>
        <text:list-item>
          <text:p text:style-name="P26">Requirements all needed at once? Can be phased?</text:p>
        </text:list-item>
        <text:list-item>
          <text:p text:style-name="P26">Requirements can be defined unambiguously?</text:p>
        </text:list-item>
      </text:list>
      <text:p text:style-name="P22">Technology Related Aspects</text:p>
      <text:list xml:id="list2131826868" text:style-name="L3">
        <text:list-item>
          <text:p text:style-name="P27">Familiar technology? New technology?</text:p>
        </text:list-item>
        <text:list-item>
          <text:p text:style-name="P27">Availability of test data</text:p>
        </text:list-item>
        <text:list-item>
          <text:p text:style-name="P27">Understanding of requirements</text:p>
        </text:list-item>
      </text:list>
      <text:h text:style-name="P24" text:outline-level="1">Comparative analysis </text:h>
      <text:p text:style-name="P12">(~1000words)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50990457668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7"/>
          </table:table-cell>
        </table:table-row>
        <table:table-row table:style-name="TableLine1509904564992">
          <table:table-cell table:style-name="Table1.A2" office:value-type="string">
            <text:p text:style-name="P15">Delivery cost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1509904580224">
          <table:table-cell table:style-name="Table1.A2" office:value-type="string">
            <text:p text:style-name="P14">Delivery tim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1509904578320">
          <table:table-cell table:style-name="Table1.A2" office:value-type="string">
            <text:p text:style-name="P13">User involvement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1509904569344">
          <table:table-cell table:style-name="Table1.A2" office:value-type="string">
            <text:p text:style-name="P10">Technical readines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1509904572608">
          <table:table-cell table:style-name="Table1.A2" office:value-type="string">
            <text:p text:style-name="P10">Are there any people issue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1509904566624">
          <table:table-cell table:style-name="Table1.A2" office:value-type="string">
            <text:p text:style-name="P10">Likely helpfulness to future project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1509904579136">
          <table:table-cell table:style-name="Table1.A2" office:value-type="string">
            <text:p text:style-name="P9">Issues of adoption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1509904566896">
          <table:table-cell table:style-name="Table1.A2" office:value-type="string">
            <text:p text:style-name="P10">Technical staff training on technology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1509904580768">
          <table:table-cell table:style-name="Table1.A2" office:value-type="string">
            <text:p text:style-name="P11">Technical staff training on <text:span text:style-name="T9">methodology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1509904581040">
          <table:table-cell table:style-name="Table1.A2" office:value-type="string">
            <text:p text:style-name="P11">Obtaining the support material for the ISD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1509904571520">
          <table:table-cell table:style-name="Table1.A2" office:value-type="string">
            <text:p text:style-name="P11">User understanding of their requirements and when that</text:p>
            <text:p text:style-name="P11">matters in the ISDM processe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1509904573152">
          <table:table-cell table:style-name="Table1.A2" office:value-type="string">
            <text:p text:style-name="P11">User training on the methodology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1509904572336">
          <table:table-cell table:style-name="Table1.A2" office:value-type="string">
            <text:p text:style-name="P11">User availability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1509904578864">
          <table:table-cell table:style-name="Table1.A2" office:value-type="string">
            <text:p text:style-name="P11">Budget for ISDM-related materials, training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12"/>
      <text:h text:style-name="P24" text:outline-level="1">Recommendation</text:h>
      <text:p text:style-name="P16"><text:span text:style-name="T3">(Using your comparative analysis, you must choose an ISD method that best suits your chosen case study, and justify your chosen choice) </text:span><text:span text:style-name="T4">(~500words)</text:span></text:p>
      <text:p text:style-name="P12"/>
      <text:list xml:id="list966374639" text:style-name="L4">
        <text:list-item>
          <text:p text:style-name="P28">It may well form the core of a business case for investing in the ISDM</text:p>
        </text:list-item>
        <text:list-item>
          <text:p text:style-name="P28">Outline why that methodology is a good choice</text:p>
        </text:list-item>
        <text:list-item>
          <text:p text:style-name="P28">Use the comparison done earlier</text:p>
        </text:list-item>
        <text:list-item>
          <text:p text:style-name="P28">Use the reasons noted when making the decision</text:p>
        </text:list-item>
        <text:list-item>
          <text:p text:style-name="P28">Identify foreseeable problems and how they might be avoided/resolved</text:p>
        </text:list-item>
      </text:list>
      <text:p text:style-name="P23"/>
      <text:p text:style-name="P23">Addressing issues of adoption</text:p>
      <text:list xml:id="list152418671063954" text:continue-numbering="true" text:style-name="L4">
        <text:list-item>
          <text:p text:style-name="P28">Technical staff training</text:p>
        </text:list-item>
        <text:list-item>
          <text:p text:style-name="P28">User training if they will be involved</text:p>
        </text:list-item>
        <text:list-item>
          <text:p text:style-name="P28">Timescale for obtaining support material</text:p>
        </text:list-item>
        <text:list-item>
          <text:p text:style-name="P28">Pilot project or sub-project</text:p>
        </text:list-item>
        <text:list-item>
          <text:p text:style-name="P28">Impact on your usual estimating method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light" svg:font-family="'Segoe UI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15%" fo:orphans="2" fo:widows="2" fo:text-indent="0in" style:auto-text-indent="false" fo:padding="0in" fo:border="none"/>
      <style:text-properties fo:font-variant="normal" fo:text-transform="none" fo:color="#000000" loext:opacity="100%" style:font-name="Segoe UI Semilight" fo:font-family="'Segoe UI Semilight'" style:font-family-generic="swiss" style:font-pitch="variable" fo:font-size="12pt" fo:letter-spacing="normal" fo:font-style="normal" fo:font-weight="normal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Segoe UI Semilight" fo:font-size="9pt" officeooo:rsid="0019fe8e" officeooo:paragraph-rsid="0019fe8e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Segoe UI Semilight" fo:font-size="9pt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style:font-name="Segoe UI Semilight" officeooo:rsid="0019fe8e" officeooo:paragraph-rsid="0019fe8e"/>
    </style:style>
    <style:style style:name="MT1" style:family="text">
      <style:text-properties officeooo:rsid="0019fe8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MAT3423</text:p>
      </style:header>
      <style:header-first>
        <text:p text:style-name="Header_20_left"/>
      </style:header-first>
      <style:footer>
        <text:p text:style-name="MP2"><text:span text:style-name="MT1">Page </text:span><text:page-number text:select-page="current">6</text:page-number><text:s/><text:span text:style-name="MT1">of </text:span><text:page-count>6</text:page-count></text:p>
      </style:footer>
      <style:footer-first>
        <text:p text:style-name="MP3">Georgios Karseras</text:p>
        <text:p text:style-name="MP3">P2424630</text:p>
      </style:footer-first>
    </style:master-page>
    <style:master-page style:name="Landscape" style:page-layout-name="Mpm2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3T15:24:18.325000000</dc:date>
    <meta:editing-duration>P1DT24S</meta:editing-duration>
    <meta:editing-cycles>18</meta:editing-cycles>
    <meta:generator>LibreOffice/7.0.3.1$Windows_X86_64 LibreOffice_project/d7547858d014d4cf69878db179d326fc3483e082</meta:generator>
    <meta:document-statistic meta:table-count="1" meta:image-count="0" meta:object-count="0" meta:page-count="6" meta:paragraph-count="64" meta:word-count="335" meta:character-count="2069" meta:non-whitespace-character-count="1824"/>
  </office:meta>
</office:document-meta>
</file>